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995cm" svg:height="29.699cm" svg:x="0cm" svg:y="0.001cm">
          <draw:image xlink:href="../questionnaire_session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0H07M03S</meta:editing-duration>
    <meta:editing-cycles>3</meta:editing-cycles>
    <meta:generator>OpenOffice.org/3.1$Win32 OpenOffice.org_project/310m19$Build-9420</meta:generator>
    <dc:date>2010-05-26T18:49:58.29</dc:date>
    <dc:creator>Eric Le Merdy</dc:creator>
    <meta:document-statistic meta:object-count="1"/>
  </office:meta>
</office:document-meta>
</file>